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officeooo:rsid="0012cf3f" officeooo:paragraph-rsid="0012cf3f" style:font-size-asian="16pt" style:font-size-complex="16pt"/>
    </style:style>
    <style:style style:name="P2" style:family="paragraph" style:parent-style-name="Standard">
      <style:paragraph-properties fo:line-height="150%" fo:text-align="start" style:justify-single-word="false"/>
      <style:text-properties fo:font-size="12pt" officeooo:rsid="0012cf3f" officeooo:paragraph-rsid="0012cf3f" style:font-size-asian="12pt" style:font-size-complex="12pt"/>
    </style:style>
    <style:style style:name="P3" style:family="paragraph" style:parent-style-name="Text_20_body">
      <style:text-properties fo:font-size="10pt" officeooo:rsid="001338cc" officeooo:paragraph-rsid="001338cc" style:font-size-asian="10pt" style:font-size-complex="10pt"/>
    </style:style>
    <style:style style:name="P4" style:family="paragraph" style:parent-style-name="Text_20_body">
      <style:paragraph-properties fo:text-align="justify" style:justify-single-word="false"/>
      <style:text-properties fo:font-size="10pt" officeooo:rsid="001338cc" officeooo:paragraph-rsid="001338cc" style:font-size-asian="10pt" style:font-size-complex="10pt"/>
    </style:style>
    <style:style style:name="P5" style:family="paragraph" style:parent-style-name="Text_20_body">
      <style:paragraph-properties fo:line-height="150%" fo:text-align="justify" style:justify-single-word="false"/>
      <style:text-properties fo:font-size="14pt" officeooo:rsid="0015b52f" officeooo:paragraph-rsid="00153810" style:font-size-asian="14pt" style:font-size-complex="14pt"/>
    </style:style>
    <style:style style:name="P6" style:family="paragraph" style:parent-style-name="Text_20_body">
      <style:paragraph-properties fo:line-height="150%" fo:text-align="justify" style:justify-single-word="false"/>
      <style:text-properties fo:font-size="14pt" officeooo:rsid="001338cc" officeooo:paragraph-rsid="001338cc" style:font-size-asian="14pt" style:font-size-complex="14pt"/>
    </style:style>
    <style:style style:name="P7" style:family="paragraph" style:parent-style-name="Text_20_body">
      <style:paragraph-properties fo:line-height="150%" fo:text-align="justify" style:justify-single-word="false"/>
      <style:text-properties fo:font-size="14pt" officeooo:rsid="001338cc" officeooo:paragraph-rsid="0015b52f" style:font-size-asian="14pt" style:font-size-complex="14pt"/>
    </style:style>
    <style:style style:name="P8" style:family="paragraph" style:parent-style-name="Text_20_body">
      <style:paragraph-properties fo:line-height="150%" fo:text-align="justify" style:justify-single-word="false"/>
      <style:text-properties fo:font-size="14pt" officeooo:rsid="001338cc" officeooo:paragraph-rsid="0016aa69" style:font-size-asian="14pt" style:font-size-complex="14pt"/>
    </style:style>
    <style:style style:name="P9" style:family="paragraph" style:parent-style-name="Text_20_body">
      <style:paragraph-properties fo:line-height="150%" fo:text-align="justify" style:justify-single-word="false"/>
      <style:text-properties fo:font-size="14pt" officeooo:rsid="001338cc" officeooo:paragraph-rsid="0018b634" style:font-size-asian="14pt" style:font-size-complex="14pt"/>
    </style:style>
    <style:style style:name="P10" style:family="paragraph" style:parent-style-name="Text_20_body">
      <style:text-properties officeooo:rsid="0018968a" officeooo:paragraph-rsid="00197ac9"/>
    </style:style>
    <style:style style:name="P11" style:family="paragraph" style:parent-style-name="Text_20_body">
      <style:text-properties officeooo:paragraph-rsid="001c6812"/>
    </style:style>
    <style:style style:name="P12" style:family="paragraph" style:parent-style-name="Title">
      <style:text-properties officeooo:paragraph-rsid="001338cc"/>
    </style:style>
    <style:style style:name="P13" style:family="paragraph" style:parent-style-name="Contents_20_1">
      <style:paragraph-properties fo:line-height="200%">
        <style:tab-stops>
          <style:tab-stop style:position="17cm" style:type="right" style:leader-style="dotted" style:leader-text="."/>
        </style:tab-stops>
      </style:paragraph-properties>
    </style:style>
    <style:style style:name="P14" style:family="paragraph" style:parent-style-name="Heading_20_1">
      <style:text-properties officeooo:rsid="001338cc" officeooo:paragraph-rsid="001338cc"/>
    </style:style>
    <style:style style:name="P15" style:family="paragraph" style:parent-style-name="Heading_20_1">
      <style:paragraph-properties fo:line-height="150%"/>
      <style:text-properties officeooo:rsid="001338cc" officeooo:paragraph-rsid="001338cc"/>
    </style:style>
    <style:style style:name="P16" style:family="paragraph" style:parent-style-name="Heading_20_1">
      <style:paragraph-properties fo:text-align="justify" style:justify-single-word="false"/>
      <style:text-properties officeooo:rsid="001338cc" officeooo:paragraph-rsid="001338cc"/>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officeooo:rsid="001338cc" officeooo:paragraph-rsid="001338cc"/>
    </style:style>
    <style:style style:name="P19" style:family="paragraph" style:parent-style-name="Text_20_body">
      <style:text-properties officeooo:rsid="001922d0" officeooo:paragraph-rsid="001b6016"/>
    </style:style>
    <style:style style:name="P20" style:family="paragraph" style:parent-style-name="Text_20_body">
      <style:text-properties officeooo:rsid="001b6016" officeooo:paragraph-rsid="001b6016"/>
    </style:style>
    <style:style style:name="P21" style:family="paragraph" style:parent-style-name="Text_20_body">
      <loext:graphic-properties draw:fill="none"/>
      <style:paragraph-properties fo:margin-left="2cm" fo:margin-right="0cm" fo:margin-top="0cm" fo:margin-bottom="0.247cm" loext:contextual-spacing="false" fo:line-height="120%" fo:text-align="start" style:justify-single-word="false" fo:text-indent="-1cm" style:auto-text-indent="false" fo:background-color="transparent"/>
      <style:text-properties style:font-name="Courier New" officeooo:rsid="0018968a" officeooo:paragraph-rsid="001a813b" loext:padding="0.049cm" loext:border="0.06pt solid #000000" loext:shadow="none"/>
    </style:style>
    <style:style style:name="P22" style:family="paragraph" style:parent-style-name="Text_20_body" style:master-page-name="">
      <loext:graphic-properties draw:fill="none"/>
      <style:paragraph-properties fo:margin-left="2cm" fo:margin-right="0cm" fo:margin-top="0cm" fo:margin-bottom="0.247cm" loext:contextual-spacing="false" fo:line-height="120%" fo:text-align="start" style:justify-single-word="false" fo:text-indent="-1cm" style:auto-text-indent="false" style:page-number="auto" fo:background-color="transparent"/>
      <style:text-properties style:font-name="Courier New" officeooo:rsid="0018968a" officeooo:paragraph-rsid="001a813b" loext:padding="0.049cm" loext:border="0.06pt solid #000000" loext:shadow="none"/>
    </style:style>
    <style:style style:name="P23" style:family="paragraph" style:parent-style-name="Text_20_body" style:master-page-name="">
      <loext:graphic-properties draw:fill="none"/>
      <style:paragraph-properties fo:margin-left="2cm" fo:margin-right="0cm" fo:margin-top="0cm" fo:margin-bottom="0.247cm" loext:contextual-spacing="false" fo:line-height="120%" fo:text-align="start" style:justify-single-word="false" fo:text-indent="-1cm" style:auto-text-indent="false" style:page-number="auto" fo:background-color="transparent"/>
      <style:text-properties style:font-name="Courier New" officeooo:rsid="0018968a" officeooo:paragraph-rsid="001a813b" loext:padding="0.049cm" loext:border="0.06pt solid #000000" loext:shadow="none"/>
    </style:style>
    <style:style style:name="T1" style:family="text">
      <style:text-properties officeooo:rsid="0016aa69"/>
    </style:style>
    <style:style style:name="T2" style:family="text">
      <style:text-properties officeooo:rsid="0018968a"/>
    </style:style>
    <style:style style:name="T3" style:family="text">
      <style:text-properties officeooo:rsid="0018b634"/>
    </style:style>
    <style:style style:name="T4" style:family="text">
      <style:text-properties officeooo:rsid="001922d0"/>
    </style:style>
    <style:style style:name="T5" style:family="text">
      <style:text-properties officeooo:rsid="001b6016"/>
    </style:style>
    <style:style style:name="T6" style:family="text">
      <style:text-properties officeooo:rsid="001c6812"/>
    </style:style>
    <style:style style:name="T7" style:family="text">
      <style:text-properties officeooo:rsid="0021326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P12">DilemmaMH</text:p>
      <text:p text:style-name="P12">Simulazione del dilemma di </text:p>
      <text:p text:style-name="P12">Monty Hall </text:p>
      <text:p text:style-name="P12">Documentazione</text:p>
      <text:p text:style-name="Title"/>
      <text:p text:style-name="P1"/>
      <text:p text:style-name="P1"/>
      <text:p text:style-name="P1">Versione 0.03 - Novembre 2015</text:p>
      <text:p text:style-name="P1"/>
      <text:p text:style-name="P1"/>
      <text:p text:style-name="P1"/>
      <text:p text:style-name="P2">Scritto in linguaggio C con Dev C++ ver. 5.11</text:p>
      <text:p text:style-name="P2">Compilato con TDM-GCC 4.9.2 32-bit e 64-bit</text:p>
      <text:p text:style-name="P2"/>
      <text:p text:style-name="P2"><text:s text:c="4"/>Copyright (C) <text:s/>2015 <text:s/>Sandro Bellone.</text:p>
      <text:p text:style-name="P2"><text:s text:c="4"/>Permission is granted to copy, distribute and/or modify this document</text:p>
      <text:p text:style-name="P2"><text:s text:c="4"/>under the terms of the GNU Free Documentation License, Version 1.3</text:p>
      <text:p text:style-name="P2"><text:s text:c="4"/>or any later version published by the Free Software Foundation;</text:p>
      <text:p text:style-name="P2"><text:s text:c="4"/>with no Invariant Sections, no Front-Cover Texts, and no Back-Cover Texts.</text:p>
      <text:p text:style-name="P2"><text:s text:c="4"/>A copy of the license is included in the section entitled "GNU</text:p>
      <text:p text:style-name="P2"><text:s text:c="4"/>Free Documentation License".</text:p>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3"><text:a xlink:type="simple" xlink:href="#__RefHeading___Toc128_30097201" text:style-name="Index_20_Link" text:visited-style-name="Index_20_Link">Il dilemma di Monty Hall<text:tab/>2</text:a></text:p>
          <text:p text:style-name="P13"><text:a xlink:type="simple" xlink:href="#__RefHeading___Toc130_30097201" text:style-name="Index_20_Link" text:visited-style-name="Index_20_Link">Impiego del software<text:tab/>2</text:a></text:p>
          <text:p text:style-name="P13"><text:a xlink:type="simple" xlink:href="#__RefHeading___Toc132_30097201" text:style-name="Index_20_Link" text:visited-style-name="Index_20_Link">Compilazione dei sorgenti con ambiente di sviluppo<text:tab/>3</text:a></text:p>
          <text:p text:style-name="P13"><text:a xlink:type="simple" xlink:href="#__RefHeading___Toc406_707991831" text:style-name="Index_20_Link" text:visited-style-name="Index_20_Link">Compilazione manuale dei sorgenti<text:tab/>4</text:a></text:p>
          <text:p text:style-name="P13"><text:a xlink:type="simple" xlink:href="#__RefHeading___Toc134_30097201" text:style-name="Index_20_Link" text:visited-style-name="Index_20_Link">GNU Free Documentation License<text:tab/>5</text:a></text:p>
        </text:index-body>
      </text:table-of-content>
      <text:h text:style-name="P14" text:outline-level="1"><text:bookmark-start text:name="__RefHeading___Toc128_30097201"/>Il dilemma di Monty Hall<text:bookmark-end text:name="__RefHeading___Toc128_30097201"/></text:h>
      <text:p text:style-name="P6"><text:a xlink:type="simple" xlink:href="https://it.wikipedia.org/wiki/Problema_di_Monty_Hall" text:style-name="Internet_20_link" text:visited-style-name="Visited_20_Internet_20_Link">https://it.wikipedia.org/wiki/Problema_di_Monty_Hall</text:a></text:p>
      <text:p text:style-name="P5">Il dilemma di Monty Hall è legato ad un quiz a premi statunitense, in cui il presentatore è noto con lo pseudonimo di “Monty Hall”.</text:p>
      <text:p text:style-name="P7">Il giocatore deve scegliere tra tre buste, di cui solo una comporta la vincita. Effettuata la scelta, il presentatore (che conosce qual'è la busta vincente) apre una delle buste perdenti (differente da quella scelta dal giocatore), e chiede al giocatore se intende cambiare busta o confermare quella scelta.</text:p>
      <text:p text:style-name="P7">Conviene cambiare busta o confermare? <text:span text:style-name="T5">Questo programma si propone di rispondere a questa domanda.</text:span></text:p>
      <text:h text:style-name="P15" text:outline-level="1"><text:bookmark-start text:name="__RefHeading___Toc130_30097201"/>Impiego del software<text:bookmark-end text:name="__RefHeading___Toc130_30097201"/></text:h>
      <text:p text:style-name="P9">Questo software effettua un certo numero di iterazioni, simulando lo svolgimento del gioco. Per ogni iterazione si genera un numero intero in maniera casuale da 1 a 3, <text:s text:c="3"/><text:span text:style-name="T3">che si riferisce alla </text:span>busta vincente. Successivamente si genera un altro numero (scelta del giocatore). A questo punto, se è previsto il cambio di scelta, viene generato un terzo numero (busta perdente) e la scelta del giocatore viene spostata sul numero-busta rimanente. Si registrano i risultati (vincita o perdita, con o senza scambio) e si passa all'iterazione successiva. </text:p>
      <text:p text:style-name="P9"><text:soft-page-break/>E' possibile scegliere, <text:span text:style-name="T3">agendo sugli opportuni controlli grafici,</text:span> il numero di iterazioni da effettuare, e quattro differenti politiche di cambio scelta da parte del giocatore:</text:p>
      <text:p text:style-name="P6">- conferma la scelta randomicamente</text:p>
      <text:p text:style-name="P6">- conferma sempre la scelta</text:p>
      <text:p text:style-name="P6">- cambia sempre la scelta</text:p>
      <text:p text:style-name="P6">- cambia la scelta la metà delle volte, alternativamente</text:p>
      <text:p text:style-name="P6">E' presente il bottone Reset, che riporta il programma alla configurazione iniziale (1000 iterazioni - conferma la scelta randomicamente).</text:p>
      <text:p text:style-name="P6">Nella cartella eseguibili sono presenti due differenti versioni del software già compilato, a 32 bit e 64 bit.</text:p>
      <text:h text:style-name="P16" text:outline-level="1"><text:bookmark-start text:name="__RefHeading___Toc132_30097201"/>Compilazione dei sorgenti <text:span text:style-name="T2">con ambiente di sviluppo</text:span><text:bookmark-end text:name="__RefHeading___Toc132_30097201"/></text:h>
      <text:p text:style-name="P6">Sono distribuiti i file:</text:p>
      <text:p text:style-name="P6">- dilemmamh.dev (progetto), <text:span text:style-name="T3">creato</text:span> <text:span text:style-name="T3">utilizzando</text:span> l'ambiente di sviluppo Dev C++ ver. 5.11 (<text:a xlink:type="simple" xlink:href="http://sourceforge.net/projects/orwelldevcpp" text:style-name="Internet_20_link" text:visited-style-name="Visited_20_Internet_20_Link">http://sourceforge.net/projects/orwelldevcpp</text:a>).</text:p>
      <text:p text:style-name="P6">- dilemmamh.c - codice sorgente</text:p>
      <text:p text:style-name="P6">- dilemmamh.rc - file resource</text:p>
      <text:p text:style-name="P6">- resource.h - macro di C per riferimenti ad elementi grafici</text:p>
      <text:p text:style-name="P8">Per <text:span text:style-name="T1">compilare il programma è necessario</text:span> aprire il file dilemmamh.dev con Dev C++ e avviare la compilazione. </text:p>
      <text:p text:style-name="Text_20_body"><text:span text:style-name="T1">Per utilizzare un altro</text:span> ambiente di sviluppo (ad esempio Code::Blocks), <text:s/><text:span text:style-name="T1">è necessario creare</text:span> un nuovo progetto e aggiun<text:span text:style-name="T1">gere</text:span> il file sorgente <text:span text:style-name="T1">(.c)</text:span> e il file resource <text:span text:style-name="T1">(.rc)</text:span>. Non è necessario importare il file resource.h in quanto è presente già nella direttiva #include del file sorgente e del file resource.</text:p>
      <text:p text:style-name="P11"><text:span text:style-name="T6">Questo programma utilizza le librerie </text:span>Win32 API <text:span text:style-name="T6">per l'ambiente grafico, che normalmente sono incluse nei compilatori per Windows.</text:span></text:p>
      <text:h text:style-name="P17" text:outline-level="1"><text:bookmark-start text:name="__RefHeading___Toc406_707991831"/>Compilazione manuale dei sorgenti<text:bookmark-end text:name="__RefHeading___Toc406_707991831"/></text:h>
      <text:p text:style-name="P10"><text:span text:style-name="T5">Si possono compilare i</text:span> sorgenti senza <text:span text:style-name="T5">l'ausilio</text:span> di un ambiente di sviluppo, ma solo di un <text:span text:style-name="T4">compilatore, come TDM-GCC o MinGW. </text:span></text:p>
      <text:p text:style-name="P19">Di seguito riporto le istruzioni necessarie. La prima istruzione è la normale compilazione del codice sorgente, con generazione del file oggetto (.o).</text:p>
      <text:p text:style-name="P22">gcc -c dilemmamh.c -o dilemmamh.o</text:p>
      <text:p text:style-name="P20">Si compila quindi il file resource mediante un “resource compiler” (windres, normalmente incluso nelle suit di compilazione per Windows). </text:p>
      <text:p text:style-name="P22">windres -i dilemmamh.rc -o dilemmamh.res -O coff</text:p>
      <text:p text:style-name="P20">Infine l'ultima istruzione rappresenta il linker, con cui si inserisce il file resource compilato (.res) nel file eseguibile (.exe).</text:p>
      <text:p text:style-name="P21">gcc dilemmamh.o dilemmamh.res -o dilemmamh.exe</text:p>
      <text:h text:style-name="P18" text:outline-level="1"><text:bookmark-start text:name="__RefHeading___Toc134_30097201"/>GNU Free Documentation License<text:bookmark-end text:name="__RefHeading___Toc134_30097201"/></text:h>
      <text:p text:style-name="P3"/>
      <text:p text:style-name="P4">Version 1.3, 3 November 2008</text:p>
      <text:p text:style-name="P4">Copyright © 2000, 2001, 2002, 2007, 2008 Free Software Foundation, Inc. &lt;http://fsf.org/&gt;</text:p>
      <text:p text:style-name="P4">Everyone is permitted to copy and distribute verbatim copies of this license document, but changing it is not allowed.</text:p>
      <text:p text:style-name="P4">0. PREAMBLE</text:p>
      <text:p text:style-name="P4">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4">This License is a kind of "copyleft", which means that derivative works of the document must themselves be free in the same sense. It complements the GNU General Public License, which is a copyleft license designed for free software.</text:p>
      <text:p text:style-name="P4">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4">1. APPLICABILITY AND DEFINITIONS</text:p>
      <text:p text:style-name="P4">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4">A "Modified Version" of the Document means any work containing the Document or a portion of it, either copied verbatim, or with modifications and/or translated into another language.</text:p>
      <text:p text:style-name="P4">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4">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4"><text:soft-page-break/>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4">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4">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4">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4">The "publisher" means any person or entity that distributes copies of the Document to the public.</text:p>
      <text:p text:style-name="P4">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4">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4">2. VERBATIM COPYING</text:p>
      <text:p text:style-name="P4">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4">You may also lend copies, under the same conditions stated above, and you may publicly display copies.</text:p>
      <text:p text:style-name="P4"><text:soft-page-break/>3. COPYING IN QUANTITY</text:p>
      <text:p text:style-name="P4">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4">If the required texts for either cover are too voluminous to fit legibly, you should put the first ones listed (as many as fit reasonably) on the actual cover, and continue the rest onto adjacent pages.</text:p>
      <text:p text:style-name="P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4">It is requested, but not required, that you contact the authors of the Document well before redistributing any large number of copies, to give them a chance to provide you with an updated version of the Document.</text:p>
      <text:p text:style-name="P4">4. MODIFICATIONS</text:p>
      <text:p text:style-name="P4">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P4"><text:s text:c="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P4"><text:s text:c="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4"><text:s text:c="4"/>C. State on the Title page the name of the publisher of the Modified Version, as the publisher.</text:p>
      <text:p text:style-name="P4"><text:s text:c="4"/>D. Preserve all the copyright notices of the Document.</text:p>
      <text:p text:style-name="P4"><text:s text:c="4"/>E. Add an appropriate copyright notice for your modifications adjacent to the other copyright notices.</text:p>
      <text:p text:style-name="P4"><text:s text:c="4"/>F. Include, immediately after the copyright notices, a license notice giving the public permission to use the Modified Version under the terms of this License, in the form shown in the Addendum below.</text:p>
      <text:p text:style-name="P4"><text:s text:c="4"/>G. Preserve in that license notice the full lists of Invariant Sections and required Cover Texts given in the Document's license notice.</text:p>
      <text:p text:style-name="P4"><text:soft-page-break/><text:s text:c="4"/>H. Include an unaltered copy of this License.</text:p>
      <text:p text:style-name="P4"><text:s text:c="4"/>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p text:style-name="P4"><text:s text:c="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P4"><text:s text:c="4"/>K. For any section Entitled "Acknowledgements" or "Dedications", Preserve the Title of the section, and preserve in the section all the substance and tone of each of the contributor acknowledgements and/or dedications given therein.</text:p>
      <text:p text:style-name="P4"><text:s text:c="4"/>L. Preserve all the Invariant Sections of the Document, unaltered in their text and in their titles. Section numbers or the equivalent are not considered part of the section titles.</text:p>
      <text:p text:style-name="P4"><text:s text:c="4"/>M. Delete any section Entitled "Endorsements". Such a section may not be included in the Modified Version.</text:p>
      <text:p text:style-name="P4"><text:s text:c="4"/>N. Do not retitle any existing section to be Entitled "Endorsements" or to conflict in title with any Invariant Section.</text:p>
      <text:p text:style-name="P4"><text:s text:c="4"/>O. Preserve any Warranty Disclaimers.</text:p>
      <text:p text:style-name="P4">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4"/>
      <text:p text:style-name="P4">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4">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4">The author(s) and publisher(s) of the Document do not by this License give permission to use their names for publicity for or to assert or imply endorsement of any Modified Version.</text:p>
      <text:p text:style-name="P4">5. COMBINING DOCUMENTS</text:p>
      <text:p text:style-name="P4"><text:soft-page-break/>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4">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4">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4">6. COLLECTIONS OF DOCUMENTS</text:p>
      <text:p text:style-name="P4">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4">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4">7. AGGREGATION WITH INDEPENDENT WORKS</text:p>
      <text:p text:style-name="P4">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4">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4">8. TRANSLATION</text:p>
      <text:p text:style-name="P4">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4"><text:soft-page-break/>If a section in the Document is Entitled "Acknowledgements", "Dedications", or "History", the requirement (section 4) to Preserve its Title (section 1) will typically require changing the actual title.</text:p>
      <text:p text:style-name="P4">9. TERMINATION</text:p>
      <text:p text:style-name="P4">You may not copy, modify, sublicense, or distribute the Document except as expressly provided under this License. Any attempt otherwise to copy, modify, sublicense, or distribute it is void, and will automatically terminate your rights under this License.</text:p>
      <text:p text:style-name="P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4">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p text:style-name="P4">10. FUTURE REVISIONS OF THIS LICENSE</text:p>
      <text:p text:style-name="P4">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P4">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4">11. RELICENSING</text:p>
      <text:p text:style-name="P4">"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4">"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4">"Incorporate" means to publish or republish a Document, in whole or in part, as part of another Document.</text:p>
      <text:p text:style-name="P4"><text:soft-page-break/>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4">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50%" fo:text-align="justify" style:justify-single-word="false" fo:keep-together="always" style:page-number="auto"/>
      <style:text-properties fo:font-size="14pt" officeooo:rsid="001338cc" style:font-size-asian="14pt" style:font-size-complex="14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cm" fo:margin-bottom="0.4cm" loext:contextual-spacing="false"/>
      <style:text-properties fo:font-size="130%" fo:font-weight="bold" officeooo:rsid="0018968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line-height="150%" fo:text-indent="0cm" style:auto-text-indent="false" style:page-number="auto" style:shadow="none" text:number-lines="false" text:line-number="0">
        <style:tab-stops/>
      </style:paragraph-properties>
      <style:text-properties fo:font-size="20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2:43:12.940000000</meta:creation-date>
    <dc:date>2015-12-27T15:32:45.678000000</dc:date>
    <meta:editing-duration>PT1H9M19S</meta:editing-duration>
    <meta:editing-cycles>9</meta:editing-cycles>
    <meta:generator>LibreOffice/5.0.2.2$Windows_x86 LibreOffice_project/37b43f919e4de5eeaca9b9755ed688758a8251fe</meta:generator>
    <meta:document-statistic meta:table-count="0" meta:image-count="0" meta:object-count="0" meta:page-count="11" meta:paragraph-count="127" meta:word-count="4110" meta:character-count="25487" meta:non-whitespace-character-count="21405"/>
  </office:meta>
</office:document-meta>
</file>